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fa8fe"/>
    </style:style>
    <style:style style:name="P2" style:family="paragraph" style:parent-style-name="Standard">
      <style:text-properties officeooo:rsid="00121a6c" officeooo:paragraph-rsid="000fa8fe"/>
    </style:style>
    <style:style style:name="P3" style:family="paragraph" style:parent-style-name="Standard" style:list-style-name="L1">
      <style:text-properties officeooo:paragraph-rsid="0013794c"/>
    </style:style>
    <style:style style:name="P4" style:family="paragraph" style:parent-style-name="Standard" style:list-style-name="L1">
      <style:text-properties officeooo:rsid="000fa8fe" officeooo:paragraph-rsid="000fa8fe"/>
    </style:style>
    <style:style style:name="P5" style:family="paragraph" style:parent-style-name="Standard" style:list-style-name="L1">
      <style:text-properties officeooo:rsid="000fa8fe" officeooo:paragraph-rsid="0013794c"/>
    </style:style>
    <style:style style:name="P6" style:family="paragraph" style:parent-style-name="Standard" style:list-style-name="L1">
      <style:text-properties officeooo:rsid="000fa8fe" officeooo:paragraph-rsid="0015de30"/>
    </style:style>
    <style:style style:name="P7" style:family="paragraph" style:parent-style-name="Standard" style:list-style-name="L1">
      <style:text-properties officeooo:rsid="00119620" officeooo:paragraph-rsid="0014101e"/>
    </style:style>
    <style:style style:name="P8" style:family="paragraph" style:parent-style-name="Standard" style:list-style-name="L1">
      <style:text-properties officeooo:rsid="00119620" officeooo:paragraph-rsid="00119620"/>
    </style:style>
    <style:style style:name="P9" style:family="paragraph" style:parent-style-name="Standard" style:list-style-name="L1">
      <style:text-properties officeooo:rsid="00119620" officeooo:paragraph-rsid="0018afce"/>
    </style:style>
    <style:style style:name="P10" style:family="paragraph" style:parent-style-name="Standard" style:list-style-name="L1">
      <style:text-properties officeooo:rsid="0013794c" officeooo:paragraph-rsid="0013794c"/>
    </style:style>
    <style:style style:name="P11" style:family="paragraph" style:parent-style-name="Standard" style:list-style-name="L1">
      <style:text-properties officeooo:rsid="0013794c" officeooo:paragraph-rsid="00204920"/>
    </style:style>
    <style:style style:name="P12" style:family="paragraph" style:parent-style-name="Standard" style:list-style-name="L1">
      <style:text-properties officeooo:rsid="0015de30" officeooo:paragraph-rsid="0015de30"/>
    </style:style>
    <style:style style:name="T1" style:family="text">
      <style:text-properties officeooo:rsid="000fa8fe"/>
    </style:style>
    <style:style style:name="T2" style:family="text">
      <style:text-properties officeooo:rsid="0013794c"/>
    </style:style>
    <style:style style:name="T3" style:family="text">
      <style:text-properties officeooo:rsid="0014101e"/>
    </style:style>
    <style:style style:name="T4" style:family="text">
      <style:text-properties officeooo:rsid="0015de30"/>
    </style:style>
    <style:style style:name="T5" style:family="text">
      <style:text-properties officeooo:rsid="0017d1c1"/>
    </style:style>
    <style:style style:name="T6" style:family="text">
      <style:text-properties officeooo:rsid="0018afce"/>
    </style:style>
    <style:style style:name="T7" style:family="text">
      <style:text-properties officeooo:rsid="001d6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-<text:span text:style-name="T6">David</text:span></text:p>
      <text:list xml:id="list3549030156" text:style-name="L1">
        <text:list-item>
          <text:p text:style-name="P4">get<text:span text:style-name="T3">(by user_id)</text:span></text:p>
        </text:list-item>
        <text:list-item>
          <text:p text:style-name="P7">login<text:span text:style-name="T3">(by username and password)</text:span></text:p>
        </text:list-item>
        <text:list-item>
          <text:p text:style-name="P8">create<text:span text:style-name="T3">(sends back some kind of confirmation)</text:span></text:p>
        </text:list-item>
        <text:list-item>
          <text:p text:style-name="P8">grab users claims<text:span text:style-name="T3">(by user_id)</text:span></text:p>
        </text:list-item>
        <text:list-item>
          <text:p text:style-name="P11">get user claims(by user_id)</text:p>
          <text:p text:style-name="P8"/>
        </text:list-item>
      </text:list>
      <text:p text:style-name="P1"><text:span text:style-name="T1">E</text:span>mployee-<text:span text:style-name="T6">Eric</text:span></text:p>
      <text:list xml:id="list155060327151234" text:continue-numbering="true" text:style-name="L1">
        <text:list-item>
          <text:p text:style-name="P4">get<text:span text:style-name="T3">(by employee_id)</text:span></text:p>
        </text:list-item>
        <text:list-item>
          <text:p text:style-name="P10">login<text:span text:style-name="T3">(by username and password)</text:span></text:p>
        </text:list-item>
        <text:list-item>
          <text:p text:style-name="P10">get all claims(by handler employee_id)</text:p>
        </text:list-item>
        <text:list-item>
          <text:p text:style-name="P10">get user claims(by agent employee_id)</text:p>
        </text:list-item>
        <text:list-item>
          <text:p text:style-name="P12">get all agent debriefings(by handler employee_id)</text:p>
        </text:list-item>
        <text:list-item>
          <text:p text:style-name="P10">get agent debriefings(by employee_id)</text:p>
        </text:list-item>
        <text:list-item>
          <text:p text:style-name="P10">get leaderboard</text:p>
        </text:list-item>
      </text:list>
      <text:p text:style-name="P1"/>
      <text:p text:style-name="P1"><text:span text:style-name="T1">C</text:span>laim-<text:span text:style-name="T7">David</text:span></text:p>
      <text:list xml:id="list155059875207513" text:continue-numbering="true" text:style-name="L1">
        <text:list-item>
          <text:p text:style-name="P5">get<text:span text:style-name="T4">(by claim_id)</text:span></text:p>
        </text:list-item>
        <text:list-item>
          <text:p text:style-name="P9">create a claim<text:span text:style-name="T3">(by user_id)</text:span></text:p>
        </text:list-item>
        <text:list-item>
          <text:p text:style-name="P5"><text:span text:style-name="T2">approve claim</text:span><text:span text:style-name="T4">(by claim_id)</text:span></text:p>
        </text:list-item>
        <text:list-item>
          <text:p text:style-name="P6"><text:span text:style-name="T2">disapprove claim</text:span><text:span text:style-name="T4">(by claim_id)</text:span></text:p>
        </text:list-item>
      </text:list>
      <text:p text:style-name="P2"/>
      <text:p text:style-name="P2"><text:span text:style-name="T1">D</text:span>ebriefing-<text:span text:style-name="T7">Eric</text:span></text:p>
      <text:list xml:id="list155058747000906" text:continue-numbering="true" text:style-name="L1">
        <text:list-item>
          <text:p text:style-name="P4">get<text:span text:style-name="T4">(by debriefing_id)</text:span></text:p>
        </text:list-item>
        <text:list-item>
          <text:p text:style-name="P3"><text:span text:style-name="T2">create</text:span><text:span text:style-name="T4">(by </text:span><text:span text:style-name="T5">agent employee</text:span><text:span text:style-name="T4">_i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4:04:57.217000000</meta:creation-date>
    <dc:date>2022-01-05T15:50:37.872000000</dc:date>
    <meta:editing-duration>PT43M53S</meta:editing-duration>
    <meta:editing-cycles>9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3" meta:word-count="88" meta:character-count="586" meta:non-whitespace-character-count="539"/>
  </office:meta>
</office:document-meta>
</file>